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48cm" svg:y1="4.756cm" svg:x2="10.453cm" svg:y2="4.728cm">
          <text:p/>
        </draw:line>
        <draw:line draw:style-name="gr1" draw:text-style-name="P1" draw:layer="layout" svg:x1="2.325cm" svg:y1="4.368cm" svg:x2="10.43cm" svg:y2="4.34cm">
          <text:p/>
        </draw:line>
        <draw:path draw:style-name="gr2" draw:text-style-name="P1" draw:layer="layout" svg:width="1.716cm" svg:height="1.092cm" draw:transform="rotate (0.550476846079012) translate (2.33999999987573cm 4.703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4.37599999987573cm 4.714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8.35599999987573cm 4.715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4.37699999987573cm 4.715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6.37799999987573cm 4.71699999979753cm)" svg:viewBox="0 0 1717 1093" svg:d="M0 0c170 0 440 48 440 48l322 93 187 77 98 32 2 146 91 212 151 158c0 0 261 212 232 195-28-17 194 132 194 132">
          <text:p/>
        </draw:path>
        <draw:polyline draw:style-name="gr2" draw:text-style-name="P1" draw:layer="layout" svg:width="8.003cm" svg:height="1.066cm" draw:transform="rotate (-0.0109955742875647) translate (2.36360214806269cm 1.95823944091977cm)" svg:viewBox="0 0 8004 1067" draw:points="0,55 1001,55 1000,1067 2012,1056 1979,66 2979,55 2968,1045 4013,1067 4002,66 4980,67 4980,989 5981,1001 5981,0 6981,11 6992,1012 8004,1001 7982,990">
          <text:p/>
        </draw:polyline>
        <draw:frame draw:style-name="gr3" draw:text-style-name="P2" draw:layer="layout" svg:width="1.95cm" svg:height="1.1cm" svg:x="0.833cm" svg:y="2.061cm">
          <draw:text-box>
            <text:p><text:span text:style-name="T1">o[t]</text:span></text:p>
          </draw:text-box>
        </draw:frame>
        <draw:frame draw:style-name="gr3" draw:text-style-name="P2" draw:layer="layout" svg:width="1.95cm" svg:height="1.1cm" svg:x="0.821cm" svg:y="4.206cm">
          <draw:text-box>
            <text:p><text:span text:style-name="T1">v[t]</text:span></text:p>
          </draw:text-box>
        </draw:frame>
        <draw:line draw:style-name="gr4" draw:text-style-name="P1" draw:layer="layout" svg:x1="2.353cm" svg:y1="5.028cm" svg:x2="2.367cm" svg:y2="4.011cm">
          <text:p/>
        </draw:line>
        <draw:frame draw:style-name="gr3" draw:text-style-name="P2" draw:layer="layout" svg:width="1.95cm" svg:height="1.1cm" svg:x="1.587cm" svg:y="4.597cm">
          <draw:text-box>
            <text:p><text:span text:style-name="T1">0</text:span></text:p>
          </draw:text-box>
        </draw:frame>
        <draw:frame draw:style-name="gr3" draw:text-style-name="P2" draw:layer="layout" svg:width="1.95cm" svg:height="1.1cm" svg:x="1.573cm" svg:y="3.78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9T13:42:39.501827729</dc:date>
    <meta:editing-duration>PT28M30S</meta:editing-duration>
    <meta:editing-cycles>7</meta:editing-cycles>
    <meta:generator>LibreOffice/24.2.7.2$Linux_X86_64 LibreOffice_project/420$Build-2</meta:generator>
    <meta:document-statistic meta:object-count="13"/>
  </office:meta>
</office:document-meta>
</file>